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Dimension_20_Lines" draw:marker-end="Arrow" draw:fill="none" draw:textarea-vertical-align="middle"/>
    </style:style>
    <style:style style:name="gr2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3" style:family="graphic" style:parent-style-name="objectwithoutfill">
      <style:graphic-properties draw:marker-start="Arrow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objectwithoutfill">
      <style:graphic-properties svg:stroke-width="0.028cm" svg:stroke-color="#0000cc" draw:marker-start="Dimension_20_Lines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ff3333" draw:marker-start="Dimension_20_Lines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marker-start="Arrow" draw:marker-end="Dimension_20_Lines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15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color="#3333ff" fo:font-size="12pt" style:font-size-asian="12pt" style:font-size-complex="12pt"/>
    </style:style>
    <style:style style:name="P4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ff" fo:font-size="12pt" style:font-size-asian="12pt" style:font-size-complex="12pt"/>
    </style:style>
    <style:style style:name="T6" style:family="text">
      <style:text-properties fo:color="#ce181e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23cm" svg:y1="2.423cm" svg:x2="12.623cm" svg:y2="2.423cm">
          <text:p/>
        </draw:line>
        <draw:line draw:style-name="gr2" draw:text-style-name="P1" draw:layer="layout" svg:x1="3.423cm" svg:y1="3.423cm" svg:x2="12.523cm" svg:y2="3.423cm">
          <text:p/>
        </draw:line>
        <draw:line draw:style-name="gr3" draw:text-style-name="P1" draw:layer="layout" svg:x1="3.423cm" svg:y1="1.423cm" svg:x2="12.623cm" svg:y2="1.423cm">
          <text:p/>
        </draw:line>
        <draw:frame draw:style-name="gr4" draw:text-style-name="P2" draw:layer="layout" svg:width="1.4cm" svg:height="0.8cm" svg:x="13.023cm" svg:y="1.023cm">
          <draw:text-box>
            <text:p><text:span text:style-name="T1">∞</text:span><text:span text:style-name="T2">..</text:span><text:span text:style-name="T3">∞</text:span></text:p>
          </draw:text-box>
        </draw:frame>
        <draw:frame draw:style-name="gr5" draw:text-style-name="P2" draw:layer="layout" svg:width="2cm" svg:height="0.725cm" svg:x="12.973cm" svg:y="2.023cm">
          <draw:text-box>
            <text:p><text:span text:style-name="T4">[i1</text:span><text:span text:style-name="T2">..</text:span><text:span text:style-name="T3">∞</text:span></text:p>
          </draw:text-box>
        </draw:frame>
        <draw:frame draw:style-name="gr5" draw:text-style-name="P2" draw:layer="layout" svg:width="2cm" svg:height="0.725cm" svg:x="12.923cm" svg:y="2.898cm">
          <draw:text-box>
            <text:p><text:span text:style-name="T1">[i1</text:span><text:span text:style-name="T2">..</text:span><text:span text:style-name="T1">i2[</text:span></text:p>
          </draw:text-box>
        </draw:frame>
        <draw:line draw:style-name="gr6" draw:text-style-name="P1" draw:layer="layout" svg:x1="5.123cm" svg:y1="4.823cm" svg:x2="7.323cm" svg:y2="4.823cm">
          <text:p/>
        </draw:line>
        <draw:frame draw:style-name="gr5" draw:text-style-name="P3" draw:layer="layout" svg:width="4.8cm" svg:height="0.725cm" svg:x="1.323cm" svg:y="4.423cm">
          <draw:text-box>
            <text:p><text:span text:style-name="T5">Virkningstid</text:span></text:p>
          </draw:text-box>
        </draw:frame>
        <draw:line draw:style-name="gr7" draw:text-style-name="P1" draw:layer="layout" svg:x1="5.123cm" svg:y1="5.823cm" svg:x2="7.323cm" svg:y2="5.823cm">
          <text:p/>
        </draw:line>
        <draw:frame draw:style-name="gr5" draw:text-style-name="P4" draw:layer="layout" svg:width="3.7cm" svg:height="0.725cm" svg:x="1.323cm" svg:y="5.423cm">
          <draw:text-box>
            <text:p><text:span text:style-name="T6">Registreringstid</text:span></text:p>
          </draw:text-box>
        </draw:frame>
        <draw:line draw:style-name="gr3" draw:text-style-name="P1" draw:layer="layout" svg:x1="1.423cm" svg:y1="7.423cm" svg:x2="11.423cm" svg:y2="7.423cm">
          <text:p/>
        </draw:line>
        <draw:line draw:style-name="gr1" draw:text-style-name="P1" draw:layer="layout" svg:x1="6.523cm" svg:y1="8.123cm" svg:x2="11.523cm" svg:y2="8.123cm">
          <text:p/>
        </draw:line>
        <draw:line draw:style-name="gr8" draw:text-style-name="P1" draw:layer="layout" svg:x1="1.423cm" svg:y1="9.523cm" svg:x2="6.423cm" svg:y2="9.523cm">
          <text:p/>
        </draw:line>
        <draw:line draw:style-name="gr1" draw:text-style-name="P1" draw:layer="layout" svg:x1="6.423cm" svg:y1="10.123cm" svg:x2="11.523cm" svg:y2="10.123cm">
          <text:p/>
        </draw:line>
      </draw:page>
      <draw:page draw:name="page2" draw:style-name="dp1" draw:master-page-name="Default">
        <draw:line draw:style-name="gr2" draw:text-style-name="P1" draw:layer="controls" svg:x1="3.423cm" svg:y1="2.423cm" svg:x2="9.423cm" svg:y2="2.423cm">
          <text:p/>
        </draw:line>
        <draw:line draw:style-name="gr2" draw:text-style-name="P1" draw:layer="controls" svg:x1="5.423cm" svg:y1="3.423cm" svg:x2="11.423cm" svg:y2="3.423cm">
          <text:p/>
        </draw:line>
        <draw:frame draw:style-name="gr9" draw:text-style-name="P2" draw:layer="controls" svg:width="0.9cm" svg:height="0.725cm" svg:x="2.423cm" svg:y="2.023cm">
          <draw:text-box>
            <text:p text:style-name="P5"><text:span text:style-name="T7">1</text:span></text:p>
          </draw:text-box>
        </draw:frame>
        <draw:frame draw:style-name="gr10" draw:text-style-name="P7" draw:layer="controls" svg:width="1cm" svg:height="0.725cm" svg:x="2.423cm" svg:y="2.923cm">
          <draw:text-box>
            <text:p text:style-name="P6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Square" draw:marker-end="Dimension_20_Lines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3cm" fo:margin-bottom="0.453cm" fo:margin-left="0.423cm" fo:margin-right="0.4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Michaelsen</meta:initial-creator>
    <meta:creation-date>2020-06-05T14:06:38.207766869</meta:creation-date>
    <dc:date>2021-01-12T17:57:53.316594618</dc:date>
    <dc:creator>Michael Michaelsen</dc:creator>
    <meta:editing-duration>PT16H14M28S</meta:editing-duration>
    <meta:editing-cycles>9</meta:editing-cycles>
    <meta:generator>LibreOffice/6.0.7.3$Linux_X86_64 LibreOffice_project/00m0$Build-3</meta:generator>
    <meta:document-statistic meta:object-count="18"/>
  </office:meta>
</office:document-meta>
</file>